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6E3445D2300455B5.png" manifest:media-type="image/png"/>
  <manifest:file-entry manifest:full-path="Pictures/1004E0AC00006CDE00004D02AA553C73EDB8B94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" svg:font-family="'Linux Biolinum'" style:font-pitch="variable"/>
    <style:font-face style:name="Linux Biolinum1" svg:font-family="'Linux Biolinum'" style:font-adornments="Regular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108cm"/>
    </style:style>
    <style:style style:name="gr2" style:family="graphic" style:parent-style-name="standard">
      <style:graphic-properties draw:stroke="none" draw:fill="none" fo:min-height="7.79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textarea-vertical-align="top" fo:min-height="5.43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625cm"/>
    </style:style>
    <style:style style:name="P1" style:family="paragraph">
      <style:text-properties style:font-name="Linux Biolinum"/>
    </style:style>
    <style:style style:name="P2" style:family="paragraph">
      <style:text-properties style:font-name="Linux Biolinum" fo:font-weight="normal" style:font-weight-asian="normal" style:font-weight-complex="normal"/>
    </style:style>
    <style:style style:name="P3" style:family="paragraph">
      <loext:graphic-properties draw:fill="none"/>
      <style:text-properties style:font-name="Linux Biolinum"/>
    </style:style>
    <style:style style:name="P4" style:family="paragraph">
      <loext:graphic-properties draw:fill-color="#ffffff"/>
    </style:style>
    <style:style style:name="P5" style:family="paragraph">
      <style:text-properties style:font-name="Linux Biolinum"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  <style:text-properties style:font-name="Linux Biolinum"/>
    </style:style>
    <style:style style:name="P8" style:family="paragraph">
      <loext:graphic-properties draw:fill="none"/>
      <style:text-properties style:font-name="Linux Biolinum" fo:font-size="32pt" style:font-size-asian="32pt" style:font-size-complex="3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nux Biolinum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Biolinum"/>
    </style:style>
    <style:style style:name="T3" style:family="text">
      <style:text-properties style:text-position="super 58%" style:font-name="Linux Biolinum"/>
    </style:style>
    <style:style style:name="T4" style:family="text">
      <style:text-properties style:font-name="Linux Biolinum" fo:font-weight="bold" style:font-weight-asian="bold" style:font-weight-complex="bold"/>
    </style:style>
    <style:style style:name="T5" style:family="text">
      <style:text-properties style:font-name="Linux Biolinum" fo:font-size="14pt" style:font-size-asian="14pt" style:font-size-complex="14pt"/>
    </style:style>
    <style:style style:name="T6" style:family="text">
      <style:text-properties style:font-name="Linux Biolinum"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nux Biolinum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nux Biolinum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nux Biolinum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Biolinum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999cm" svg:height="5.437cm" svg:x="1.1cm" svg:y="4.196cm" presentation:class="title" presentation:user-transformed="true">
          <draw:text-box>
            <text:p text:style-name="P1"><text:span text:style-name="T1">Creating real-time audio appliances with Debian GNU/Linux</text:span></text:p>
          </draw:text-box>
        </draw:frame>
        <draw:frame draw:style-name="gr1" draw:text-style-name="P3" draw:layer="layout" svg:width="11.6cm" svg:height="8.358cm" svg:x="1.2cm" svg:y="9.242cm">
          <draw:text-box>
            <text:p text:style-name="P1"><text:span text:style-name="T2">© 2018 64 Studio Ltd.</text:span></text:p>
            <text:p text:style-name="P1"><text:span text:style-name="T2">Released under the Creative Commons BY-SA 3.0 license.</text:span></text:p>
            <text:p text:style-name="P1"><text:span text:style-name="T2">Latest update: May 30</text:span><text:span text:style-name="T3">th</text:span><text:span text:style-name="T2"> 2018.</text:span></text:p>
          </draw:text-box>
        </draw:frame>
        <draw:frame draw:style-name="gr2" draw:text-style-name="P3" draw:layer="layout" svg:width="14.4cm" svg:height="8.044cm" svg:x="13.2cm" svg:y="9cm">
          <draw:text-box>
            <text:p text:style-name="P1"><text:span text:style-name="T4">Christopher Obbard</text:span><text:span text:style-name="T4"><text:tab/></text:span><text:span text:style-name="T4"><text:tab/></text:span><text:span text:style-name="T4">Daniel James</text:span></text:p>
            <text:p text:style-name="P1"><text:span text:style-name="T4">Chief Engineer</text:span><text:span text:style-name="T4"><text:tab/></text:span><text:span text:style-name="T4"><text:tab/></text:span><text:span text:style-name="T4"><text:tab/></text:span><text:span text:style-name="T4">Director</text:span></text:p>
            <text:p text:style-name="P1"><text:span text:style-name="T5"><text:a xlink:href="mailto:chris@64studio.com" xlink:type="simple">chris@64studio.com</text:a></text:span><text:span text:style-name="T5"><text:tab/></text:span><text:span text:style-name="T5"><text:tab/></text:span><text:span text:style-name="T5"><text:tab/></text:span><text:span text:style-name="T5"><text:a xlink:href="mailto:daniel@64studio.com" xlink:type="simple">daniel@64studio.com</text:a></text:span><text:span text:style-name="T5"> 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Who we are!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6">Daniel James and Free Ekanayaka started 64 Studio Ltd in 2005</text:span></text:p>
              </text:list-item>
              <text:list-item>
                <text:p text:style-name="P1"><text:span text:style-name="T6">64 Studio GNU/Linux distribution released in 2006</text:span></text:p>
              </text:list-item>
              <text:list-item>
                <text:p text:style-name="P1"><text:span text:style-name="T6">Chris Obbard joined in 2008, with ‘work experience’ </text:span></text:p>
              </text:list-item>
              <text:list-item>
                <text:p text:style-name="P1"><text:span text:style-name="T7">Client work on custom </text:span><text:span text:style-name="T6">GNU/Linux distributions</text:span></text:p>
              </text:list-item>
              <text:list-item>
                <text:p text:style-name="P1"><text:span text:style-name="T6">Lots of work on in-house software 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What do we do?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Create custom GNU/Linux Distributions for media projects</text:span></text:p>
              </text:list-item>
              <text:list-item>
                <text:p text:style-name="P1"><text:span text:style-name="T2">Usually AMD64 PC, ARM dev-board or custom board</text:span></text:p>
              </text:list-item>
              <text:list-item>
                <text:p text:style-name="P1"><text:span text:style-name="T2">Embedded Linux development: custom board drivers, board support</text:span></text:p>
              </text:list-item>
              <text:list-item>
                <text:p text:style-name="P1"><text:span text:style-name="T2">Board bring-up &amp; hardware design: sound-cards, audio amplifiers</text:span></text:p>
              </text:list-item>
              <text:list-item>
                <text:p text:style-name="P1"><text:span text:style-name="T2">Maintain minimal Linux base distros</text:span></text:p>
              </text:list-item>
              <text:list-item>
                <text:p text:style-name="P1"><text:span text:style-name="T2">Future IoT prototypes: WiFi, Bluetooth etc</text:span></text:p>
              </text:list-item>
              <text:list-item>
                <text:p text:style-name="P1"><text:span text:style-name="T2">Our own products: PiDeck, Plegg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><text:span text:style-name="T2">Why create your own distro?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ARM boards are supplied with </text:span><text:span text:style-name="T8">general-purpose</text:span><text:span text:style-name="T6"> distros to evaluate systems</text:span></text:p>
              </text:list-item>
              <text:list-item>
                <text:p><text:span text:style-name="T6">… </text:span><text:span text:style-name="T6">but they contain a lot of useless software &amp; bloat!</text:span></text:p>
              </text:list-item>
              <text:list-item>
                <text:p><text:span text:style-name="T6">Support for Raspberry Pi 3B/3B+, Compute Modules, Zero etc</text:span></text:p>
              </text:list-item>
              <text:list-item>
                <text:p><text:span text:style-name="T6">Support for BeagleBone (thanks HörTech gGmbH!)</text:span></text:p>
              </text:list-item>
              <text:list-item>
                <text:p><text:span text:style-name="T6">Future support for Allwinner (Orange Pi, Banana Pi etc. linux-sunxi)</text:span></text:p>
              </text:list-item>
              <text:list-item>
                <text:p><text:span text:style-name="T6">Concentrate on the important part… Your projec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1.399cm" svg:height="3.625cm" svg:x="5.2cm" svg:y="0.13cm" presentation:class="title" presentation:user-transformed="true">
          <draw:text-box>
            <text:p text:style-name="P1"><text:span text:style-name="T2">What is a GNU/Linux Distribution?</text:span></text:p>
          </draw:text-box>
        </draw:frame>
        <draw:frame presentation:style-name="pr4" draw:text-style-name="P5" draw:layer="layout" svg:width="25.199cm" svg:height="9.134cm" svg:x="1.401cm" svg:y="4.066cm" presentation:class="outline" presentation:user-transformed="true">
          <draw:text-box>
            <text:list text:style-name="L2">
              <text:list-item>
                <text:p text:style-name="P1"><text:span text:style-name="T6">A collection of software packages</text:span></text:p>
              </text:list-item>
              <text:list-item>
                <text:p text:style-name="P1"><text:span text:style-name="T6">But also a collection of like-minded developers</text:span></text:p>
              </text:list-item>
              <text:list-item>
                <text:p text:style-name="P1"><text:span text:style-name="T6">Each distribution has different common goals</text:span></text:p>
              </text:list-item>
              <text:list-item>
                <text:p text:style-name="P1"><text:span text:style-name="T6">Some goals may be financial, others social</text:span></text:p>
              </text:list-item>
              <text:list-item>
                <text:p text:style-name="P1"><text:span text:style-name="T6">Debian/Ubuntu uses dpkg/apt</text:span></text:p>
              </text:list-item>
              <text:list-item>
                <text:p text:style-name="P1"><text:span text:style-name="T6">Red Hat/Fedora uses rpm/yu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Yocto &amp; Buildroot</text:span></text:p>
          </draw:text-box>
        </draw:frame>
        <draw:frame presentation:style-name="pr4" draw:text-style-name="P5" draw:layer="layout" svg:width="25.199cm" svg:height="9.134cm" svg:x="1.328cm" svg:y="3.866cm" presentation:class="outline" presentation:user-transformed="true">
          <draw:text-box>
            <text:list text:style-name="L2">
              <text:list-item>
                <text:p text:style-name="P1"><text:span text:style-name="T6">Tools to create totally custom GNU/Linux Distributions for embedded</text:span></text:p>
              </text:list-item>
              <text:list-item>
                <text:p text:style-name="P1"><text:span text:style-name="T6">Fancy </text:span><text:span text:style-name="T8">menuconfig</text:span><text:span text:style-name="T6"> interface</text:span></text:p>
              </text:list-item>
              <text:list-item>
                <text:p text:style-name="P1"><text:span text:style-name="T6">All packages are re-compiled on your machine each time changes are made</text:span></text:p>
              </text:list-item>
              <text:list-item>
                <text:p text:style-name="P1"><text:span text:style-name="T6">Industry-standard software, lots of supported boards</text:span></text:p>
              </text:list-item>
              <text:list-item>
                <text:p text:style-name="P1"><text:span text:style-name="T6">No simple update facility, flash memory has to be over-written</text:span></text:p>
              </text:list-item>
              <text:list-item>
                <text:p text:style-name="P1"><text:span text:style-name="T6">Can generate some very nice minimal images!</text:span></text:p>
              </text:list-item>
              <text:list-item>
                <text:p text:style-name="P1"><text:span text:style-name="T6">Not always suitable for our needs, though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1.399cm" svg:height="3.625cm" svg:x="5.2cm" svg:y="0.13cm" presentation:class="title" presentation:user-transformed="true">
          <draw:text-box>
            <text:p text:style-name="P1"><text:span text:style-name="T2">But we need middle-ground!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6">Most ARM boards now have a lot of CPU &amp; very low audio latency, so we don’t need a teeny-tiny system</text:span></text:p>
              </text:list-item>
              <text:list-item>
                <text:p text:style-name="P1"><text:span text:style-name="T6">Start from a known-base and add packages (distro in ~0.5hr)</text:span></text:p>
              </text:list-item>
              <text:list-item>
                <text:p text:style-name="P1"><text:span text:style-name="T6">Clients &amp; ourselves already used to Debian/Ubuntu</text:span></text:p>
              </text:list-item>
              <text:list-item>
                <text:p text:style-name="P1"><text:span text:style-name="T6">Package manager, loads of extra software &amp; easy updates</text:span></text:p>
              </text:list-item>
              <text:list-item>
                <text:p text:style-name="P1"><text:span text:style-name="T6">Great community, many tutorials, easy getting started</text:span></text:p>
              </text:list-item>
              <text:list-item>
                <text:p text:style-name="P1"><text:span text:style-name="T6">We can trade off some bogomips for thi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Debian Advantag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7">Widely used by individuals and companies (DistroWatch 3</text:span><text:span text:style-name="T9">rd</text:span><text:span text:style-name="T10">)</text:span></text:p>
              </text:list-item>
              <text:list-item>
                <text:p text:style-name="P1"><text:span text:style-name="T7">Stability is maintained by passionate users</text:span></text:p>
              </text:list-item>
              <text:list-item>
                <text:p text:style-name="P1"><text:span text:style-name="T7">Remarkable package QA &amp; mailing list support</text:span></text:p>
              </text:list-item>
              <text:list-item>
                <text:p text:style-name="P7"><text:span text:style-name="T7">Over 51,000 different pieces of multi-arch Free Software</text:span></text:p>
              </text:list-item>
              <text:list-item>
                <text:p text:style-name="P1"><text:span text:style-name="T6">No one company leading the development &amp; very free</text:span></text:p>
              </text:list-item>
              <text:list-item>
                <text:p text:style-name="P1"><text:span text:style-name="T6">Signed packages: apt update || apt install firefo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Debian Disadvantag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Only caters for systemd with glibc</text:span></text:p>
              </text:list-item>
              <text:list-item>
                <text:p text:style-name="P1"><text:span text:style-name="T6">Designed with desktop/server use in mind, not embedded</text:span></text:p>
              </text:list-item>
              <text:list-item>
                <text:p text:style-name="P1"><text:span text:style-name="T6">Conservative of very new versions of packages &amp; technologies</text:span></text:p>
              </text:list-item>
              <text:list-item>
                <text:p text:style-name="P1"><text:span text:style-name="T6">Limited paid security support</text:span></text:p>
              </text:list-item>
              <text:list-item>
                <text:p text:style-name="P1"><text:span text:style-name="T6">Slow release cycle (not always bad!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1.399cm" svg:height="3.625cm" svg:x="5.2cm" svg:y="0.13cm" presentation:class="title" presentation:user-transformed="true">
          <draw:text-box>
            <text:p text:style-name="P1"><text:span text:style-name="T2">Platform Development Kit (PDK)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Software created by Progeny Linux Systems in 2005</text:span></text:p>
              </text:list-item>
              <text:list-item>
                <text:p text:style-name="P1"><text:span text:style-name="T6">Distributions are built up of modular “components”</text:span></text:p>
              </text:list-item>
              <text:list-item>
                <text:p text:style-name="P1"><text:span text:style-name="T6">Pull ready-tested components from us</text:span></text:p>
              </text:list-item>
              <text:list-item>
                <text:p text:style-name="P1"><text:span text:style-name="T6">Packages may come from multiple sources</text:span></text:p>
              </text:list-item>
              <text:list-item>
                <text:p text:style-name="P1"><text:span text:style-name="T6">Integrated GIT Version Control</text:span></text:p>
              </text:list-item>
              <text:list-item>
                <text:p text:style-name="P1"><text:span text:style-name="T6">Originally created APT repos &amp; ISO images</text:span></text:p>
              </text:list-item>
              <text:list-item>
                <text:p text:style-name="P1"><text:span text:style-name="T6">Now also creates fully-custom images for ARM board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Installation</text:span></text:p>
          </draw:text-box>
        </draw:frame>
        <draw:frame presentation:style-name="pr4" draw:text-style-name="P5" draw:layer="layout" svg:width="25.199cm" svg:height="9.134cm" svg:x="1.401cm" svg:y="4.2cm" presentation:class="outline" presentation:user-transformed="true">
          <draw:text-box>
            <text:list text:style-name="L2">
              <text:list-item>
                <text:p text:style-name="P1"><text:span text:style-name="T6">We recommend you install PDK on a Debian Stretch VM</text:span></text:p>
              </text:list-item>
              <text:list-item>
                <text:p text:style-name="P1"><text:span text:style-name="T6">We use DigitalOcean 2 vCPU, 4GB RAM ($40/mo)</text:span></text:p>
              </text:list-item>
              <text:list-item>
                <text:p text:style-name="P1"><text:span text:style-name="T6">Follow instructions:-</text:span></text:p>
                <text:list>
                  <text:list-item>
                    <text:p text:style-name="P1"><text:span text:style-name="T6"><text:a xlink:href="https://github.com/64studio/lac-2018/" xlink:type="simple">https://github.com/64studio/lac-2018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Workshop: Pideck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A fun project with serious real-time performance</text:span></text:p>
              </text:list-item>
              <text:list-item>
                <text:p text:style-name="P1"><text:span text:style-name="T6">DJ’ing is latency-sensitive and a good test case</text:span></text:p>
              </text:list-item>
              <text:list-item>
                <text:p text:style-name="P1"><text:span text:style-name="T6">Buffers of 3ms are possible on ‘pocket money’ hardware: #realtime4all </text:span></text:p>
              </text:list-item>
              <text:list-item>
                <text:p text:style-name="P1"><text:span text:style-name="T6">Follow instructions:-</text:span></text:p>
                <text:list>
                  <text:list-item>
                    <text:p text:style-name="P1"><text:span text:style-name="T6"><text:a xlink:href="https://github.com/64studio/lac-2018/" xlink:type="simple">https://github.com/64studio/lac-2018/</text:a>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1.399cm" svg:height="2.629cm" svg:x="5.2cm" svg:y="0.628cm" presentation:class="title" presentation:user-transformed="true">
          <draw:text-box>
            <text:p text:style-name="P1"><text:span text:style-name="T2">Questions!</text:span></text:p>
          </draw:text-box>
        </draw:frame>
        <draw:frame draw:style-name="gr1" draw:text-style-name="P8" draw:layer="layout" svg:width="11.6cm" svg:height="8.358cm" svg:x="1.4cm" svg:y="5.642cm">
          <draw:text-box>
            <text:p text:style-name="P5"><text:span text:style-name="T6">Please open Github issues for feedback!</text:span></text:p>
          </draw:text-box>
        </draw:frame>
        <draw:frame draw:style-name="gr2" draw:text-style-name="P3" draw:layer="layout" svg:width="14.4cm" svg:height="8.059cm" svg:x="13.2cm" svg:y="5.701cm">
          <draw:text-box>
            <text:p text:style-name="P1"><text:span text:style-name="T4">Christopher Obbard</text:span><text:span text:style-name="T4"><text:tab/></text:span><text:span text:style-name="T4"><text:tab/></text:span><text:span text:style-name="T4">Daniel James</text:span></text:p>
            <text:p text:style-name="P1"><text:span text:style-name="T4">Chief Engineer</text:span><text:span text:style-name="T4"><text:tab/></text:span><text:span text:style-name="T4"><text:tab/></text:span><text:span text:style-name="T4"><text:tab/></text:span><text:span text:style-name="T4">Director</text:span></text:p>
            <text:p text:style-name="P1"><text:span text:style-name="T5"><text:a xlink:href="mailto:chris@64studio.com" xlink:type="simple">chris@64studio.com</text:a></text:span><text:span text:style-name="T5"><text:tab/></text:span><text:span text:style-name="T5"><text:tab/></text:span><text:span text:style-name="T5"><text:tab/></text:span><text:span text:style-name="T5"><text:a xlink:href="mailto:daniel@64studio.com" xlink:type="simple">daniel@64studio.com</text:a></text:span><text:span text:style-name="T5"> </text:span></text:p>
            <text:p text:style-name="P1"><text:span text:style-name="T2"/></text:p>
            <text:p text:style-name="P1"><text:span text:style-name="T2"><text:tab/></text:span><text:span text:style-name="T2"><text:tab/></text:span></text:p>
            <text:p text:style-name="P1"><text:span text:style-name="T2"><text:tab/></text:span><text:span text:style-name="T2"><text:tab/></text:span><text:span text:style-name="T2">64 Studio Ltd</text:span></text:p>
            <text:p text:style-name="P1"><text:span text:style-name="T2"><text:tab/></text:span><text:span text:style-name="T2"><text:tab/></text:span><text:span text:style-name="T2">63 School Green Road</text:span></text:p>
            <text:p text:style-name="P1"><text:span text:style-name="T2"><text:tab/></text:span><text:span text:style-name="T2"><text:tab/></text:span><text:span text:style-name="T2">Freshwater, Isle of Wight</text:span></text:p>
            <text:p text:style-name="P1"><text:span text:style-name="T2"><text:tab/></text:span><text:span text:style-name="T2"><text:tab/></text:span><text:span text:style-name="T2">Great Britain</text:span></text:p>
            <text:p text:style-name="P1"><text:span text:style-name="T2"><text:tab/></text:span><text:span text:style-name="T2"><text:tab/></text:span><text:span text:style-name="T2">PO40 9AT</text:span></text:p>
            <text:p text:style-name="P1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" svg:font-family="'Linux Biolinum'" style:font-pitch="variable"/>
    <style:font-face style:name="Linux Biolinum1" svg:font-family="'Linux Biolinum'" style:font-adornments="Regular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nux Biolinum" fo:font-family="'Linux Biolinum'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nux Biolinum" fo:font-family="'Linux Biolinum'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Linux Biolinum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nux Biolinum"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Linux Biolinum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Linux Biolinum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6cm" svg:height="2.629cm" svg:x="5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17.251cm" svg:height="1.085cm" svg:x="1.2cm" svg:y="14.448cm" presentation:class="footer">
        <draw:text-box>
          <text:p text:style-name="MP5"><text:span text:style-name="MT2">How to create real-time audio appliances with Debian GNU/Linux</text:span><text:span text:style-name="MT3"> https://github.com/64studio/lac-2018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676cm" svg:height="2.6cm" svg:x="0.679cm" svg:y="0.473cm">
        <draw:image xlink:href="Pictures/1004E0AC00006CDE00004D02AA553C73EDB8B947.svg" xlink:type="simple" xlink:show="embed" xlink:actuate="onLoad">
          <text:p/>
        </draw:image>
        <draw:image xlink:href="Pictures/1000020100000349000002536E3445D2300455B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3:19:23.422000000</meta:creation-date>
    <dc:date>2018-06-02T10:54:32.921353104</dc:date>
    <meta:editing-duration>PT6H58M31S</meta:editing-duration>
    <meta:editing-cycles>92</meta:editing-cycles>
    <meta:generator>LibreOffice/5.2.7.2$Linux_X86_64 LibreOffice_project/20m0$Build-2</meta:generator>
    <dc:creator>Daniel James</dc:creator>
    <meta:document-statistic meta:object-count="75"/>
  </office:meta>
</office:document-meta>
</file>